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343979453539024840"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450869377032766989"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72771961890776112"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6838732489037685248"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5000112834776155671"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0"><text:span text:style-name="T2">Each ¼ mile run was half down and half uphill with vertical decent and ascent of about 20 feet. Times for the runs: 1:59, 1:56, 2:00, 1:59, 1:57, 1:49. The jogs were about 3:20.</text:span></text:p>
      <text:p text:style-name="P10">Warm down:<text:span text:style-name="T2"> 1.25 mile j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3T15:04:50.22</dc:date>
    <dc:creator>James Lombardi</dc:creator>
    <meta:editing-duration>P3DT18H17M43S</meta:editing-duration>
    <meta:editing-cycles>368</meta:editing-cycles>
    <meta:generator>OpenOffice/4.1.2$Win32 OpenOffice.org_project/412m3$Build-9782</meta:generator>
    <meta:document-statistic meta:table-count="0" meta:image-count="0" meta:object-count="0" meta:page-count="53" meta:paragraph-count="1407" meta:word-count="15425" meta:character-count="76340"/>
  </office:meta>
</office:document-meta>
</file>